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887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5"/>
          <table:covered-table-cell table:style-name="ce32"/>
          <table:covered-table-cell table:number-columns-repeated="3" table:style-name="ce38"/>
          <table:covered-table-cell table:number-columns-repeated="2" table:style-name="ce41"/>
          <table:covered-table-cell table:style-name="ce5"/>
          <table:table-cell table:style-name="ce41" table:number-columns-repeated="1010"/>
          <table:table-cell table:number-columns-repeated="5"/>
        </table:table-row>
        <table:table-row table:style-name="ro2">
          <table:table-cell table:style-name="ce5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3">
          <table:table-cell table:style-name="ce5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_Intern/Arduino/RoomLight_DaylightSimulation/src/Datastore/" calcext:value-type="string">
            <text:p>file:///C:/SwProjects/_Intern/Arduino/RoomLight_DaylightSimulation/src/Datastore/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_Intern/Arduino/RoomLight_DaylightSimulation/src/Datastore/" calcext:value-type="string">
            <text:p>file:///C:/SwProjects/_Intern/Arduino/RoomLight_DaylightSimulation/src/Datastore/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/>
          <table:table-cell table:style-name="ce17"/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5">
          <table:table-cell table:style-name="ce5" table:number-columns-repeated="2"/>
          <table:table-cell table:style-name="ce32"/>
          <table:table-cell table:style-name="ce38" table:number-columns-repeated="3"/>
          <table:table-cell table:style-name="ce41"/>
          <table:table-cell table:style-name="ce4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3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33"/>
          <table:table-cell table:style-name="ce33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33" office:value-type="string" calcext:value-type="string">
            <text:p>min.</text:p>
          </table:table-cell>
          <table:table-cell table:style-name="ce33" office:value-type="string" calcext:value-type="string">
            <text:p>max.</text:p>
          </table:table-cell>
          <table:table-cell table:style-name="ce31" table:formula="of:=SUM([.F10:.F206])" office:value-type="float" office:value="33" calcext:value-type="float">
            <text:p>33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LightSceneID</text:p>
          </table:table-cell>
          <table:table-cell table:style-name="ce18"/>
          <table:table-cell table:style-name="ce7" office:value-type="string" calcext:value-type="string">
            <text:p>(uint32_t)Light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Light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25" office:value-type="string" calcext:value-type="string">
            <text:p>LightScene_Day::BRIGHTNESS_Min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4]+[.F14]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 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6]+[.F16]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9]+[.F19]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 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1]+[.F21]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Color 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2]+[.F22]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 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 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 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5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23:Parameter.F129 Parameter.F11:Parameter.H12 Parameter.G13:Parameter.H129 Parameter.C39:Parameter.E129 Parameter.D24:Parameter.D38 Parameter.C28:Parameter.C38 Parameter.D10:Parameter.D11 Parameter.C26:Parameter.C26 Parameter.E28:Parameter.E38 Parameter.C24:Parameter.C24 Parameter.F20:Parameter.F20 Parameter.F17:Parameter.F18 Parameter.F15:Parameter.F15 Parameter.C10:Parameter.C10 Parameter.E10:Parameter.H10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CH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2.5.2$Windows_X86_64 LibreOffice_project/499f9727c189e6ef3471021d6132d4c694f357e5</meta:generator>
    <dc:date>2023-05-03T08:32:04.550000000</dc:date>
    <meta:editing-duration>P16DT14H43M48S</meta:editing-duration>
    <meta:editing-cycles>604</meta:editing-cycles>
    <meta:document-statistic meta:table-count="1" meta:cell-count="148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../LightScene/LightSceneHdl.h"""
    Print #iFile, "#include ""../LightScene/LightScene_Day.h"""
    Print #iFile, "#include ""../LightScene/LightScene_Night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static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"
    Print #iFile, "        static uint16_t GetAddr(Id id);"
    Print #iFile, "        static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